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cd0" officeooo:paragraph-rsid="00050cd0" style:font-weight-asian="bold" style:font-weight-complex="bold"/>
    </style:style>
    <style:style style:name="P2" style:family="paragraph" style:parent-style-name="Standard" style:list-style-name="L1">
      <style:text-properties fo:font-weight="bold" officeooo:rsid="00050cd0" officeooo:paragraph-rsid="00050cd0" style:font-weight-asian="bold" style:font-weight-complex="bold"/>
    </style:style>
    <style:style style:name="P3" style:family="paragraph" style:parent-style-name="Standard">
      <style:text-properties fo:font-weight="bold" officeooo:rsid="00062489" officeooo:paragraph-rsid="0006248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489" style:font-weight-asian="normal" style:font-weight-complex="normal"/>
    </style:style>
    <style:style style:name="T3" style:family="text">
      <style:text-properties fo:font-weight="normal" officeooo:rsid="000856f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: <text:span text:style-name="T1">Model Visualization</text:span></text:p>
      <text:p text:style-name="P1"><text:span text:style-name="T1"/></text:p>
      <text:p text:style-name="P1">Description: <text:span text:style-name="T1">Data visualization is widely used to gain an understanding of data. Visualisation of models however, is something that is not </text:span><text:span text:style-name="T2">often used</text:span><text:span text:style-name="T1">. This talk attempts to introduce the audience to model visualisation in regression, classification and clustering through the following methods:</text:span></text:p>
      <text:list xml:id="list5484104516998217428" text:style-name="L1">
        <text:list-item>
          <text:p text:style-name="P2"><text:span text:style-name="T1">Visualising the model in the data space</text:span></text:p>
        </text:list-item>
        <text:list-item>
          <text:p text:style-name="P2"><text:span text:style-name="T1">Visualising the entire space of models</text:span></text:p>
        </text:list-item>
        <text:list-item>
          <text:p text:style-name="P2"><text:span text:style-name="T1">Visualising the same model with different input datasets</text:span></text:p>
        </text:list-item>
      </text:list>
      <text:p text:style-name="P1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8:44:18.337638420</meta:creation-date>
    <dc:date>2016-05-26T19:32:59.539384648</dc:date>
    <meta:editing-duration>PT17M39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5" meta:word-count="69" meta:character-count="456" meta:non-whitespace-character-count="395"/>
  </office:meta>
</office:document-meta>
</file>